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93c" officeooo:paragraph-rsid="0015e93c"/>
    </style:style>
    <style:style style:name="P2" style:family="paragraph" style:parent-style-name="Standard">
      <style:text-properties officeooo:rsid="00163d12" officeooo:paragraph-rsid="00163d12"/>
    </style:style>
    <style:style style:name="P3" style:family="paragraph" style:parent-style-name="Standard">
      <style:text-properties officeooo:paragraph-rsid="00163d12"/>
    </style:style>
    <style:style style:name="P4" style:family="paragraph" style:parent-style-name="Standard">
      <style:text-properties officeooo:rsid="0016fe1d" officeooo:paragraph-rsid="0016fe1d"/>
    </style:style>
    <style:style style:name="P5" style:family="paragraph" style:parent-style-name="Standard">
      <style:text-properties officeooo:paragraph-rsid="0016fe1d"/>
    </style:style>
    <style:style style:name="P6" style:family="paragraph" style:parent-style-name="Standard">
      <style:text-properties officeooo:rsid="0018cf1f" officeooo:paragraph-rsid="0018cf1f"/>
    </style:style>
    <style:style style:name="P7" style:family="paragraph" style:parent-style-name="Standard">
      <style:text-properties officeooo:rsid="0018cf1f" officeooo:paragraph-rsid="001abadd"/>
    </style:style>
    <style:style style:name="P8" style:family="paragraph" style:parent-style-name="Standard">
      <style:text-properties fo:font-weight="bold" officeooo:rsid="0018cf1f" officeooo:paragraph-rsid="0018cf1f" style:font-weight-asian="bold" style:font-weight-complex="bold"/>
    </style:style>
    <style:style style:name="P9" style:family="paragraph" style:parent-style-name="Standard">
      <style:text-properties fo:font-weight="bold" officeooo:rsid="0015e93c" officeooo:paragraph-rsid="0015e93c" style:font-weight-asian="bold" style:font-weight-complex="bold"/>
    </style:style>
    <style:style style:name="P10" style:family="paragraph" style:parent-style-name="Standard">
      <style:text-properties officeooo:rsid="001c9ccf" officeooo:paragraph-rsid="001c9ccf"/>
    </style:style>
    <style:style style:name="T1" style:family="text">
      <style:text-properties officeooo:rsid="00163d1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3d1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8cf1f"/>
    </style:style>
    <style:style style:name="T6" style:family="text">
      <style:text-properties officeooo:rsid="001aba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ustavo Nunes Guedes</text:p>
      <text:p text:style-name="P1"/>
      <text:p text:style-name="P9">Metamodelo Simplificado de Archimate</text:p>
      <text:p text:style-name="P1"/>
      <text:p text:style-name="P2"/>
      <text:p text:style-name="P4"><text:span text:style-name="T2"><text:s/></text:span><text:span text:style-name="T4">O “Business Object” é acessado por um banco de dados chamado de “Data Object” na camada de aplicação que é ligado ao “Artifact”, simultaneamente.</text:span></text:p>
      <text:p text:style-name="P5"><text:span text:style-name="T3"/></text:p>
      <text:p text:style-name="P3"><text:span text:style-name="T3"><text:s/></text:span><text:span text:style-name="T1">O “Business actor” está interligado ao “Business Role” que é composto pelo “Business Interface”.</text:span></text:p>
      <text:p text:style-name="P3"><text:s/><text:span text:style-name="T5">O “Business Interface” está diretamente interligado ao “Business Service” na estrutura de Behaviour e o “Business Role” ao “Business process”, o “Business Process” realiza o “Business Service”.</text:span></text:p>
      <text:p text:style-name="P6"/>
      <text:p text:style-name="P6"><text:s/>Na camada de aplicação, o “Data Object” é acessado pela “Application Function”, acessada pela “Application component”, que realiza a “Application Service”, que é acessada pela “Application Interface”.</text:p>
      <text:p text:style-name="P7"><text:s/><text:span text:style-name="T6">A</text:span> “Application component” <text:s/><text:span text:style-name="T6">é composta pela </text:span>“Application Interface”, <text:span text:style-name="T6">sendo realizada pelo “Artifact”.</text:span></text:p>
      <text:p text:style-name="P10"/>
      <text:p text:style-name="P10">Na camada de tecnologia, o “Artifact” é acessado por uma “Infrastructure funtion” interligado ao Node e que realiza o “Infrastructure service”, que é interligado ao “Infrastructure Interface”.</text:p>
      <text:p text:style-name="P10"><text:s/>O Node é composto pela “Infrastructure Interface”;</text:p>
      <text:p text:style-name="P7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7T23:41:25.052000000</meta:creation-date>
    <dc:date>2020-08-18T01:03:29.245000000</dc:date>
    <meta:editing-duration>PT28M51S</meta:editing-duration>
    <meta:editing-cycles>1</meta:editing-cycles>
    <meta:document-statistic meta:table-count="0" meta:image-count="0" meta:object-count="0" meta:page-count="1" meta:paragraph-count="9" meta:word-count="145" meta:character-count="1038" meta:non-whitespace-character-count="895"/>
    <meta:generator>LibreOffice/6.3.3.2$Windows_X86_64 LibreOffice_project/a64200df03143b798afd1ec74a12ab50359878ed</meta:generator>
  </office:meta>
</office:document-meta>
</file>